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1" svg:stroke-width="0.081cm" svg:stroke-color="#000000" draw:marker-start-width="0.042cm" draw:marker-end-width="0.042cm" draw:stroke-linejoin="miter" svg:stroke-linecap="round" draw:fill-color="#30ba78" draw:textarea-horizontal-align="center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solid" draw:stroke-dash="Dashed_20__28_var_29__20_1" svg:stroke-width="0.081cm" svg:stroke-color="#000000" draw:marker-start-width="0.042cm" draw:marker-end-width="0.042cm" draw:stroke-linejoin="miter" svg:stroke-linecap="round" draw:fill="solid" draw:fill-color="#30ba78" draw:opacity="100%" draw:textarea-horizontal-align="center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solid" draw:stroke-dash="Dashed_20__28_var_29__20_1" svg:stroke-width="0.081cm" svg:stroke-color="#000000" draw:marker-start-width="0.121cm" draw:marker-end-width="0.121cm" draw:stroke-linejoin="miter" svg:stroke-linecap="round" draw:fill="solid" draw:fill-color="#f91e61" draw:opacity="100%" draw:textarea-horizontal-align="center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solid" draw:stroke-dash="Dashed_20__28_var_29__20_1" svg:stroke-width="0.081cm" svg:stroke-color="#000000" draw:marker-start-width="0.042cm" draw:marker-end-width="0.042cm" draw:stroke-linejoin="miter" svg:stroke-linecap="round" draw:fill-color="#000000" draw:textarea-horizontal-align="center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solid" draw:stroke-dash="Dashed_20__28_var_29__20_1" svg:stroke-width="0.081cm" svg:stroke-color="#000000" draw:marker-start-width="0.042cm" draw:marker-end-width="0.042cm" draw:stroke-linejoin="miter" svg:stroke-linecap="round" draw:fill="solid" draw:fill-color="#000000" draw:opacity="100%" draw:textarea-horizontal-align="center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solid" draw:stroke-dash="Dashed_20__28_var_29__20_1" svg:stroke-width="0.26cm" svg:stroke-color="#000000" draw:stroke-linejoin="miter" svg:stroke-linecap="round" draw:fill="none" draw:textarea-horizontal-align="center" draw:textarea-vertical-align="middle" fo:padding-top="0.255cm" fo:padding-bottom="0.255cm" fo:padding-left="0.38cm" fo:padding-right="0.38cm"/>
    </style:style>
    <style:style style:name="gr7" style:family="graphic" style:parent-style-name="standard">
      <style:graphic-properties draw:stroke="solid" draw:stroke-dash="Dashed_20__28_var_29__20_1" svg:stroke-width="0.26cm" svg:stroke-color="#000000" draw:stroke-linejoin="miter" svg:stroke-linecap="round" draw:textarea-horizontal-align="center" draw:textarea-vertical-align="middle" fo:padding-top="0.255cm" fo:padding-bottom="0.255cm" fo:padding-left="0.38cm" fo:padding-right="0.38cm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.104cm" fo:min-width="0cm" loext:glow-transparency="0%" loext:softedge-radius="0cm"/>
    </style:style>
    <style:style style:name="P1" style:family="paragraph">
      <loext:graphic-properties draw:fill-color="#30ba78"/>
      <style:paragraph-properties fo:text-align="center"/>
    </style:style>
    <style:style style:name="P2" style:family="paragraph">
      <loext:graphic-properties draw:fill="solid" draw:fill-color="#30ba78" draw:opacity="100%"/>
      <style:paragraph-properties fo:text-align="center"/>
    </style:style>
    <style:style style:name="P3" style:family="paragraph">
      <loext:graphic-properties draw:fill="solid" draw:fill-color="#f91e61" draw:opacity="100%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solid" draw:fill-color="#000000" draw:opacity="10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</office:automatic-styles>
  <office:body>
    <office:drawing>
      <draw:page draw:name="page1" draw:style-name="dp1" draw:master-page-name="Standard">
        <draw:path draw:style-name="gr1" draw:text-style-name="P1" draw:layer="layout" svg:width="2.296cm" svg:height="0.711cm" svg:x="5.251cm" svg:y="9.649cm" svg:viewBox="0 0 2297 712" svg:d="M1929 712c-628-251-1273-459-1929-622 507-60 1018-90 1529-90 256 0 513 7 768 22z">
          <text:p/>
        </draw:path>
        <draw:path draw:style-name="gr2" draw:text-style-name="P2" draw:layer="layout" svg:width="2.868cm" svg:height="3.322cm" svg:x="7.461cm" svg:y="6.811cm" svg:viewBox="0 0 2869 3323" svg:d="M310 3323c-206-760-310-1548-310-2342 0-329 19-655 53-981 909 179 1782 540 2581 1063 78 52 156 105 235 160z">
          <text:p/>
        </draw:path>
        <draw:path draw:style-name="gr1" draw:text-style-name="P1" draw:layer="layout" svg:width="0.743cm" svg:height="2.099cm" svg:x="10.368cm" svg:y="5.599cm" svg:viewBox="0 0 744 2100" svg:d="M33 2100c-22-155-33-311-33-467 0-573 148-1135 430-1633 5 514 112 1022 314 1495z">
          <text:p/>
        </draw:path>
        <draw:path draw:style-name="gr2" draw:text-style-name="P2" draw:layer="layout" svg:width="0.749cm" svg:height="0.999cm" draw:transform="rotate (-3.14159265358979) translate (10.4608600105342cm 7.96110041626852cm)" svg:viewBox="0 0 750 1000" svg:d="M669 1000c54-229 81-466 81-705 0-99-5-197-14-295-238 54-466 162-675 320-20 15-41 31-61 48z">
          <text:p/>
        </draw:path>
        <draw:path draw:style-name="gr2" draw:text-style-name="P2" draw:layer="layout" svg:width="0.749cm" svg:height="0.999cm" draw:transform="rotate (-2.80806023353368) translate (8.05392642931122cm 9.76081804937794cm)" svg:viewBox="0 0 750 1000" svg:d="M669 1000c54-229 81-466 81-705 0-99-5-197-14-295-238 54-466 162-675 320-20 15-41 31-61 48z">
          <text:p/>
        </draw:path>
        <draw:path draw:style-name="gr3" draw:text-style-name="P3" draw:layer="layout" svg:width="1.499cm" svg:height="1.499cm" svg:x="11.011cm" svg:y="14.01cm" svg:viewBox="0 0 1500 1500" svg:d="M1500 750c0 132-34 262-100 376-66 113-160 208-274 274-115 66-244 100-376 100s-261-34-375-100-209-161-275-274c-66-114-100-244-100-376s34-261 100-375 161-209 275-275 243-100 375-100 261 34 376 100c114 66 208 161 274 275s100 243 100 375z">
          <text:p/>
        </draw:path>
        <draw:path draw:style-name="gr3" draw:text-style-name="P3" draw:layer="layout" svg:width="1.957cm" svg:height="1.957cm" svg:x="13.06cm" svg:y="12.111cm" svg:viewBox="0 0 1958 1958" svg:d="M1958 979c0 172-45 341-131 490-86 148-209 272-358 358s-318 131-490 131-341-45-490-131-272-210-358-358c-86-149-131-318-131-490s45-341 131-490 209-272 358-358 318-131 490-131 341 45 490 131 272 209 358 358 131 318 131 490z">
          <text:p/>
        </draw:path>
        <draw:path draw:style-name="gr3" draw:text-style-name="P3" draw:layer="layout" svg:width="2.256cm" svg:height="2.256cm" svg:x="11.855cm" svg:y="12.954cm" svg:viewBox="0 0 2257 2257" svg:d="M2257 1128c0 199-52 394-151 565-100 171-242 313-413 413-172 99-366 151-565 151-198 0-393-52-564-151-172-100-314-242-413-413s-151-366-151-565c0-198 52-393 151-564 99-172 241-314 413-413 171-99 366-151 564-151 199 0 393 52 565 151 171 99 313 241 413 413 99 171 151 366 151 564z">
          <text:p/>
        </draw:path>
        <draw:path draw:style-name="gr3" draw:text-style-name="P3" draw:layer="layout" svg:width="2.957cm" svg:height="2.957cm" svg:x="12.311cm" svg:y="9.953cm" svg:viewBox="0 0 2958 2958" svg:d="M2958 1479c0 260-68 515-198 740-130 224-316 411-541 541s-480 198-740 198-515-68-740-198-411-317-541-541c-130-225-198-480-198-740s68-515 198-740 316-411 541-541 480-198 740-198 515 68 740 198 411 316 541 541 198 480 198 740z">
          <text:p/>
        </draw:path>
        <draw:path draw:style-name="gr3" draw:text-style-name="P3" draw:layer="layout" svg:width="2.957cm" svg:height="2.957cm" svg:x="9.054cm" svg:y="12.061cm" svg:viewBox="0 0 2958 2958" svg:d="M2958 1479c0 260-68 515-198 740-130 224-316 411-541 541s-480 198-740 198-515-68-740-198-411-317-541-541c-130-225-198-480-198-740s68-515 198-740 316-411 541-541 480-198 740-198 515 68 740 198 411 316 541 541 198 480 198 740z">
          <text:p/>
        </draw:path>
        <draw:path draw:style-name="gr3" draw:text-style-name="P3" draw:layer="layout" svg:width="2.957cm" svg:height="2.957cm" svg:x="10.611cm" svg:y="11.103cm" svg:viewBox="0 0 2958 2958" svg:d="M2958 1479c0 260-68 515-198 740-130 224-316 411-541 541s-480 198-740 198-515-68-740-198-411-317-541-541c-130-225-198-480-198-740s68-515 198-740 316-411 541-541 480-198 740-198 515 68 740 198 411 316 541 541 198 480 198 740z">
          <text:p/>
        </draw:path>
        <draw:path draw:style-name="gr3" draw:text-style-name="P3" draw:layer="layout" svg:width="2.957cm" svg:height="2.957cm" svg:x="11.404cm" svg:y="8.153cm" svg:viewBox="0 0 2958 2958" svg:d="M2958 1479c0 260-68 515-198 740-130 224-316 411-541 541s-480 198-740 198-515-68-740-198-411-317-541-541c-130-225-198-480-198-740s68-515 198-740 316-411 541-541 480-198 740-198 515 68 740 198 411 316 541 541 198 480 198 740z">
          <text:p/>
        </draw:path>
        <draw:path draw:style-name="gr3" draw:text-style-name="P3" draw:layer="layout" svg:width="2.957cm" svg:height="2.957cm" svg:x="7.454cm" svg:y="11.211cm" svg:viewBox="0 0 2958 2958" svg:d="M2958 1479c0 260-68 515-198 740-130 224-316 411-541 541s-480 198-740 198-515-68-740-198-411-317-541-541c-130-225-198-480-198-740s68-515 198-740 316-411 541-541 480-198 740-198 515 68 740 198 411 316 541 541 198 480 198 740z">
          <text:p/>
        </draw:path>
        <draw:path draw:style-name="gr3" draw:text-style-name="P3" draw:layer="layout" svg:width="2.957cm" svg:height="2.957cm" svg:x="6.611cm" svg:y="9.861cm" svg:viewBox="0 0 2958 2958" svg:d="M2958 1479c0 260-68 515-198 740-130 224-316 411-541 541s-480 198-740 198-515-68-740-198-411-317-541-541c-130-225-198-480-198-740s68-515 198-740 316-411 541-541 480-198 740-198 515 68 740 198 411 316 541 541 198 480 198 740z">
          <text:p/>
        </draw:path>
        <draw:path draw:style-name="gr3" draw:text-style-name="P3" draw:layer="layout" svg:width="2.957cm" svg:height="2.957cm" svg:x="8.511cm" svg:y="10.603cm" svg:viewBox="0 0 2958 2958" svg:d="M2958 1479c0 260-68 515-198 740-130 224-316 411-541 541s-480 198-740 198-515-68-740-198-411-317-541-541c-130-225-198-480-198-740s68-515 198-740 316-411 541-541 480-198 740-198 515 68 740 198 411 316 541 541 198 480 198 740z">
          <text:p/>
        </draw:path>
        <draw:path draw:style-name="gr3" draw:text-style-name="P3" draw:layer="layout" svg:width="2.957cm" svg:height="2.957cm" svg:x="10.011cm" svg:y="9.711cm" svg:viewBox="0 0 2958 2958" svg:d="M2958 1479c0 260-68 515-198 740-130 224-316 411-541 541s-480 198-740 198-515-68-740-198-411-317-541-541c-130-225-198-480-198-740s68-515 198-740 316-411 541-541 480-198 740-198 515 68 740 198 411 316 541 541 198 480 198 740z">
          <text:p/>
        </draw:path>
        <draw:path draw:style-name="gr3" draw:text-style-name="P3" draw:layer="layout" svg:width="2.957cm" svg:height="2.957cm" svg:x="7.254cm" svg:y="9.011cm" svg:viewBox="0 0 2958 2958" svg:d="M2958 1479c0 260-68 515-198 740-130 224-316 411-541 541s-480 198-740 198-515-68-740-198-411-317-541-541c-130-225-198-480-198-740s68-515 198-740 316-411 541-541 480-198 740-198 515 68 740 198 411 316 541 541 198 480 198 740z">
          <text:p/>
        </draw:path>
        <draw:path draw:style-name="gr3" draw:text-style-name="P3" draw:layer="layout" svg:width="2.957cm" svg:height="2.957cm" svg:x="10.511cm" svg:y="6.761cm" svg:viewBox="0 0 2958 2958" svg:d="M2958 1479c0 260-68 515-198 740-130 224-316 411-541 541s-480 198-740 198-515-68-740-198-411-317-541-541c-130-225-198-480-198-740s68-515 198-740 316-411 541-541 480-198 740-198 515 68 740 198 411 316 541 541 198 480 198 740z">
          <text:p/>
        </draw:path>
        <draw:path draw:style-name="gr3" draw:text-style-name="P3" draw:layer="layout" svg:width="2.957cm" svg:height="2.957cm" svg:x="9.111cm" svg:y="7.653cm" svg:viewBox="0 0 2958 2958" svg:d="M2958 1479c0 260-68 515-198 740-130 224-316 411-541 541s-480 198-740 198-515-68-740-198-411-317-541-541c-130-225-198-480-198-740s68-515 198-740 316-411 541-541 480-198 740-198 515 68 740 198 411 316 541 541 198 480 198 740z">
          <text:p/>
        </draw:path>
      </draw:page>
      <draw:page draw:name="page2" draw:style-name="dp1" draw:master-page-name="Standard">
        <draw:path draw:style-name="gr4" draw:text-style-name="P4" draw:layer="layout" svg:width="2.296cm" svg:height="0.711cm" svg:x="5.251cm" svg:y="9.649cm" svg:viewBox="0 0 2297 712" svg:d="M1929 712c-628-251-1273-459-1929-622 507-60 1018-90 1529-90 256 0 513 7 768 22z">
          <text:p/>
        </draw:path>
        <draw:path draw:style-name="gr5" draw:text-style-name="P5" draw:layer="layout" svg:width="2.64cm" svg:height="2.799cm" svg:x="7.454cm" svg:y="6.811cm" svg:viewBox="0 0 2641 2800" svg:d="M157 2800c-205-759-150-1025-150-1819 0-329 18-655 53-981 909 179 1782 539 2580 1063 79 51-2483 1737-2483 1737z">
          <text:p/>
        </draw:path>
        <draw:path draw:style-name="gr4" draw:text-style-name="P4" draw:layer="layout" svg:width="0.743cm" svg:height="2.099cm" svg:x="10.368cm" svg:y="5.599cm" svg:viewBox="0 0 744 2100" svg:d="M33 2100c-22-155-33-311-33-467 0-573 148-1135 430-1633 5 514 112 1022 314 1495z">
          <text:p/>
        </draw:path>
        <draw:path draw:style-name="gr5" draw:text-style-name="P5" draw:layer="layout" svg:width="0.749cm" svg:height="0.999cm" draw:transform="rotate (-3.14159265358979) translate (10.4608600105342cm 7.96110041626852cm)" svg:viewBox="0 0 750 1000" svg:d="M669 1000c54-229 81-466 81-705 0-99-5-197-14-295-238 54-466 162-675 320-20 15-41 31-61 48z">
          <text:p/>
        </draw:path>
        <draw:path draw:style-name="gr5" draw:text-style-name="P5" draw:layer="layout" svg:width="0.749cm" svg:height="0.999cm" draw:transform="rotate (-2.80806023353368) translate (8.05392642931122cm 9.76081804937794cm)" svg:viewBox="0 0 750 1000" svg:d="M669 1000c54-229 81-466 81-705 0-99-5-197-14-295-238 54-466 162-675 320-20 15-41 31-61 48z">
          <text:p/>
        </draw:path>
        <draw:path draw:style-name="gr6" draw:text-style-name="P6" draw:layer="layout" svg:width="2.921cm" svg:height="2.895cm" svg:x="9.111cm" svg:y="7.715cm" svg:viewBox="0 0 2922 2896" svg:d="M2922 1448c0 254-68 505-196 724-128 220-312 403-534 531-222 127-474 193-730 193-257 0-509-66-731-193-222-128-407-311-535-531-128-219-196-470-196-724 0-255 68-504 196-725 128-220 313-401 535-529 222-127 474-194 731-194 256 0 508 67 730 194 222 128 406 309 534 529 128 221 196 470 196 725z">
          <text:p/>
        </draw:path>
        <draw:path draw:style-name="gr7" draw:text-style-name="P7" draw:layer="layout" svg:width="1.684cm" svg:height="1.362cm" svg:x="7.611cm" svg:y="12.612cm" svg:viewBox="0 0 1685 1363" svg:d="M0 0c0 16 0 32 0 48 0 231 56 458 163 657 108 200 262 366 448 482 186 115 396 176 610 176 160 0 317-33 464-99">
          <text:p/>
        </draw:path>
        <draw:path draw:style-name="gr7" draw:text-style-name="P7" draw:layer="layout" svg:width="1.037cm" svg:height="1.583cm" svg:x="14.007cm" svg:y="12.482cm" svg:viewBox="0 0 1038 1584" svg:d="M0 1571c50 9 101 13 152 13 156 0 308-41 443-119 135-77 247-189 324-324 78-135 119-287 119-443 0-155-41-308-119-442-57-99-132-186-222-256">
          <text:p/>
        </draw:path>
        <draw:path draw:style-name="gr7" draw:text-style-name="P7" draw:layer="layout" svg:width="2.011cm" svg:height="1.706cm" svg:x="12.004cm" svg:y="13.385cm" svg:viewBox="0 0 2012 1707" svg:d="M0 731c6 166 51 328 135 472 88 154 215 281 368 369s327 135 504 135c176 0 348-47 502-135 153-88 280-215 369-369 88-152 134-325 134-502 0-178-46-351-134-503-41-72-91-138-149-198">
          <text:p/>
        </draw:path>
        <draw:path draw:style-name="gr7" draw:text-style-name="P7" draw:layer="layout" svg:width="2.59cm" svg:height="1.445cm" svg:x="9.265cm" svg:y="13.542cm" svg:viewBox="0 0 2591 1446" svg:d="M7 0c-5 45-7 90-7 135 0 230 61 456 176 656 114 199 280 364 479 480 200 114 425 175 656 175 230 0 456-61 655-175 200-116 365-281 480-480 67-116 115-241 145-371">
          <text:p/>
        </draw:path>
        <draw:path draw:style-name="gr7" draw:text-style-name="P7" draw:layer="layout" svg:width="1.302cm" svg:height="0.381cm" svg:x="11.153cm" svg:y="14.937cm" svg:viewBox="0 0 1303 382" svg:d="M0 0c75 106 173 194 286 259 138 81 296 123 457 123 160 0 318-42 458-123 35-20 69-43 102-68">
          <text:p/>
        </draw:path>
        <draw:path draw:style-name="gr7" draw:text-style-name="P7" draw:layer="layout" svg:width="2.339cm" svg:height="1.802cm" svg:x="8.524cm" svg:y="11.839cm" svg:viewBox="0 0 2340 1803" svg:d="M18 0c-12 80-18 160-18 241 0 275 71 543 209 781 137 238 334 435 572 572 236 136 505 209 779 209h1c274 0 543-72 779-208">
          <text:p/>
        </draw:path>
        <draw:path draw:style-name="gr7" draw:text-style-name="P7" draw:layer="layout" svg:width="1.187cm" svg:height="2.578cm" svg:x="13.925cm" svg:y="10.163cm" svg:viewBox="0 0 1188 2579" svg:d="M0 2579c179-22 353-80 510-170 205-120 377-292 496-498 119-207 182-440 182-679 0-237-63-472-182-679-119-205-291-377-496-496-36-21-73-39-110-57">
          <text:p/>
        </draw:path>
        <draw:path draw:style-name="gr7" draw:text-style-name="P7" draw:layer="layout" svg:width="1.384cm" svg:height="2.451cm" draw:transform="rotate (0.239110107523223) translate (12.5938415457585cm 8.623263306805cm)" svg:viewBox="0 0 1385 2452" svg:d="M0 2451c10 0 18 1 28 1 238 0 472-63 678-182s377-291 497-497c119-207 182-441 182-679 0-239-62-472-182-679-94-162-221-304-373-415">
          <text:p/>
        </draw:path>
        <draw:path draw:style-name="gr7" draw:text-style-name="P7" draw:layer="layout" svg:width="2.863cm" svg:height="2.777cm" svg:x="10.862cm" svg:y="11.268cm" svg:viewBox="0 0 2864 2778" svg:d="M0 1289c0 262 68 518 193 744 125 227 305 414 523 545s465 200 716 200c252 0 499-69 717-200s398-318 524-545c126-226 191-482 191-744 0-261-65-517-191-744-126-226-306-414-524-545">
          <text:p/>
        </draw:path>
        <draw:path draw:style-name="gr7" draw:text-style-name="P7" draw:layer="layout" svg:width="2.549cm" svg:height="2.745cm" svg:x="7.319cm" svg:y="9.111cm" svg:viewBox="0 0 2550 2746" svg:d="M1765 0c-238 0-881 95-1086 214-207 119-378 290-498 497s-181 441-181 679c0 239 62 471 181 678 120 205 291 377 498 496 205 119 440 182 678 182s472-63 679-182 378-291 497-496c6-11 11-21 17-31">
          <text:p/>
        </draw:path>
        <draw:path draw:style-name="gr7" draw:text-style-name="P7" draw:layer="layout" svg:width="3.072cm" svg:height="2.942cm" svg:x="9.846cm" svg:y="9.653cm" svg:viewBox="0 0 3073 2943" svg:d="M99 862c-66 174-99 358-99 544 0 269 71 535 206 769 134 233 328 427 562 562s498 206 768 206 535-71 769-206 428-329 562-562c135-234 206-500 206-769 0-270-71-535-206-768-134-234-328-428-562-563-48-27-97-53-148-75">
          <text:p/>
        </draw:path>
        <draw:path draw:style-name="gr7" draw:text-style-name="P7" draw:layer="layout" svg:width="2.353cm" svg:height="2.714cm" draw:transform="rotate (-2.93878539450805) translate (13.6066546610862cm 9.27478300164959cm)" svg:viewBox="0 0 2354 2715" svg:d="M1356 0c-237 0-472 63-677 182-207 119-379 291-498 497-120 206-181 441-181 680 0 238 62 471 181 678 120 205 291 377 497 496s441 182 679 182 473-63 679-182c207-119 199-145 318-350">
          <text:p/>
        </draw:path>
        <draw:path draw:style-name="gr7" draw:text-style-name="P7" draw:layer="layout" svg:width="1.999cm" svg:height="2.531cm" svg:x="6.511cm" svg:y="10.079cm" svg:viewBox="0 0 2000 2532" svg:d="M679 0c-207 119-378 290-498 497s-181 441-181 679c0 239 62 471 181 678 120 205 291 377 498 496 205 119 440 182 678 182s436-131 643-250">
          <text:p/>
        </draw:path>
        <draw:path draw:style-name="gr5" draw:text-style-name="P5" draw:layer="layout" svg:width="0.748cm" svg:height="0.79cm" draw:transform="rotate (-2.80806023353368) translate (9.25214411563868cm 8.8894982663067cm)" svg:viewBox="0 0 749 791" svg:d="M669 791c53-229 80-466 80-704 0-100-71-86-71-86-237 54-408-48-617 110-20 16-42 32-61 48z">
          <text:p/>
        </draw:path>
        <draw:custom-shape draw:style-name="gr8" draw:text-style-name="P4" draw:layer="layout" svg:width="0.5cm" svg:height="0.5cm" svg:x="10.361cm" svg:y="7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61cm" fo:margin-bottom="0.861cm" fo:margin-left="0.861cm" fo:margin-right="0.861cm" fo:page-width="21.193cm" fo:page-height="21.1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1-20T08:57:08.743984674</dc:date>
    <meta:editing-duration>PT4M58S</meta:editing-duration>
    <meta:editing-cycles>2</meta:editing-cycles>
    <meta:generator>LibreOffice/7.1.5.2$Linux_X86_64 LibreOffice_project/10$Build-2</meta:generator>
    <meta:document-statistic meta:object-count="40"/>
  </office:meta>
</office:document-meta>
</file>